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f35b8" officeooo:paragraph-rsid="000f35b8"/>
    </style:style>
    <style:style style:name="P2" style:family="paragraph" style:parent-style-name="Standard">
      <style:text-properties officeooo:paragraph-rsid="00107a3b"/>
    </style:style>
    <style:style style:name="T1" style:family="text">
      <style:text-properties officeooo:rsid="00107a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S 8</text:p>
      <text:p text:style-name="P1"/>
      <text:p text:style-name="P1">Write a Python program to get a list of numbers of list and create a list of tuples</text:p>
      <text:p text:style-name="P1">having first element as the number and second element as the cube of the</text:p>
      <text:p text:style-name="P1">number. Next the list of tuples should be sorted in increasing order by the last</text:p>
      <text:p text:style-name="P1">element in each tuple from a given list of non-empty tuples.</text:p>
      <text:p text:style-name="P1"/>
      <text:p text:style-name="P1">AIM:</text:p>
      <text:p text:style-name="P1"/>
      <text:p text:style-name="P1">To write a python program to get a list of numbers of list and create a list of</text:p>
      <text:p text:style-name="P1">tuples having first element as the number and second element as the cube of the</text:p>
      <text:p text:style-name="P1">number , next the line of tuples should be sorted in increasing order by the last</text:p>
      <text:p text:style-name="P1">element in each tuple from a given list of non-empty tuples.</text:p>
      <text:p text:style-name="P1"/>
      <text:p text:style-name="P1">PROGRAM:</text:p>
      <text:p text:style-name="P1"/>
      <text:p text:style-name="P1">n=int(input())</text:p>
      <text:p text:style-name="P1">lst=[]</text:p>
      <text:p text:style-name="P1">for i in range(n):</text:p>
      <text:p text:style-name="P1">a=int(input())</text:p>
      <text:p text:style-name="P1">lst.append(a)</text:p>
      <text:p text:style-name="P1">r=[(j,pow(j,3))for j in lst]</text:p>
      <text:p text:style-name="P1">print(r)</text:p>
      <text:p text:style-name="P1">def first(n):</text:p>
      <text:p text:style-name="P1">return n[0]</text:p>
      <text:p text:style-name="P1">r.sort(key=first)</text:p>
      <text:p text:style-name="P1">print(r)</text:p>
      <text:p text:style-name="P1"/>
      <text:p text:style-name="P2"><text:span text:style-name="T1">link :</text:span><text:a xlink:type="simple" xlink:href="http://103.53.53.18/mod/vpl/forms/submissionview.php?id=317&amp;userid=1668" text:style-name="Internet_20_link" text:visited-style-name="Visited_20_Internet_20_Link">http://103.53.53.18/mod/vpl/forms/submissionview.php?id=317&amp;userid=1668</text:a></text:p>
      <text:p text:style-name="P1"/>
      <text:p text:style-name="P1">OUTPUT:</text:p>
      <text:p text:style-name="P1"/>
      <text:p text:style-name="P1">3</text:p>
      <text:p text:style-name="P1">1</text:p>
      <text:p text:style-name="P1">3</text:p>
      <text:p text:style-name="P1">2</text:p>
      <text:p text:style-name="P1">[(1, 1), (3, 27), (2, 8)]</text:p>
      <text:p text:style-name="P1">[(1, 1), (2, 8), (3, 27)]</text:p>
      <text:p text:style-name="P1"/>
      <text:p text:style-name="P1">RESULT:</text:p>
      <text:p text:style-name="P1"/>
      <text:p text:style-name="P1">The output for the program is successfully verifi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16:00:58.057691409</meta:creation-date>
    <dc:date>2020-11-24T16:10:04.209591723</dc:date>
    <meta:editing-duration>PT1M31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1" meta:paragraph-count="32" meta:word-count="169" meta:character-count="964" meta:non-whitespace-character-count="827"/>
  </office:meta>
</office:document-meta>
</file>